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d52" officeooo:paragraph-rsid="0000cd52"/>
    </style:style>
    <style:style style:name="P2" style:family="paragraph" style:parent-style-name="Standard">
      <style:text-properties officeooo:rsid="00016495" officeooo:paragraph-rsid="00016495"/>
    </style:style>
    <style:style style:name="P3" style:family="paragraph" style:parent-style-name="Standard">
      <style:text-properties officeooo:rsid="00035c03" officeooo:paragraph-rsid="00035c03"/>
    </style:style>
    <style:style style:name="P4" style:family="paragraph" style:parent-style-name="Standard">
      <style:text-properties officeooo:rsid="000b2989" officeooo:paragraph-rsid="000b2989"/>
    </style:style>
    <style:style style:name="P5" style:family="paragraph" style:parent-style-name="Standard">
      <style:text-properties fo:font-weight="bold" officeooo:rsid="000b2989" officeooo:paragraph-rsid="000b2989" style:font-weight-asian="bold" style:font-weight-complex="bold"/>
    </style:style>
    <style:style style:name="P6" style:family="paragraph" style:parent-style-name="Standard" style:list-style-name="L1">
      <style:text-properties officeooo:rsid="0000cd52" officeooo:paragraph-rsid="0000cd52"/>
    </style:style>
    <style:style style:name="P7" style:family="paragraph" style:parent-style-name="Standard" style:list-style-name="L3">
      <style:text-properties officeooo:rsid="0000cd52" officeooo:paragraph-rsid="0000cd52"/>
    </style:style>
    <style:style style:name="P8" style:family="paragraph" style:parent-style-name="Standard" style:list-style-name="L2">
      <style:text-properties officeooo:rsid="000c207e" officeooo:paragraph-rsid="000c207e"/>
    </style:style>
    <style:style style:name="P9" style:family="paragraph" style:parent-style-name="Standard" style:list-style-name="L3">
      <style:text-properties officeooo:rsid="0004e1b9" officeooo:paragraph-rsid="0004e1b9"/>
    </style:style>
    <style:style style:name="P10" style:family="paragraph" style:parent-style-name="Standard" style:list-style-name="L4">
      <style:text-properties officeooo:rsid="0004e1b9" officeooo:paragraph-rsid="0004e1b9"/>
    </style:style>
    <style:style style:name="P11" style:family="paragraph" style:parent-style-name="Standard" style:list-style-name="L6">
      <style:text-properties officeooo:rsid="0004e1b9" officeooo:paragraph-rsid="0004e1b9"/>
    </style:style>
    <style:style style:name="P12" style:family="paragraph" style:parent-style-name="Standard" style:list-style-name="L5">
      <style:text-properties officeooo:rsid="0004fa48" officeooo:paragraph-rsid="0004fa48"/>
    </style:style>
    <style:style style:name="P13" style:family="paragraph" style:parent-style-name="Standard" style:list-style-name="L7">
      <style:text-properties officeooo:rsid="000b2989" officeooo:paragraph-rsid="000b2989"/>
    </style:style>
    <style:style style:name="P14" style:family="paragraph" style:parent-style-name="Standard">
      <style:text-properties officeooo:rsid="000dd3ec" officeooo:paragraph-rsid="000dd3e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c107d"/>
    </style:style>
    <style:style style:name="T5" style:family="text">
      <style:text-properties style:text-position="0% 100%" style:text-underline-style="solid" style:text-underline-width="auto" style:text-underline-color="font-color" officeooo:rsid="000c107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olution involves any change in the frequency of alleles in a population over time.</text:p>
      <text:p text:style-name="P1">Can be caused by mutation and genetic recombination, and lateral gene transfer.</text:p>
      <text:p text:style-name="P1"/>
      <text:p text:style-name="P1">The number of phenotypes that are produced from a trait depends on how many genes control the trait, single vs poly-genic.</text:p>
      <text:p text:style-name="P1"/>
      <text:p text:style-name="P1">Natural selection n single-gene traits can produce changes in allele frequencies that may be reelect by a simple change in physical trait frequencies.</text:p>
      <text:list xml:id="list1219890431" text:style-name="L1">
        <text:list-item>
          <text:p text:style-name="P6">Gene pool</text:p>
        </text:list-item>
      </text:list>
      <text:list xml:id="list4274488563" text:style-name="L2">
        <text:list-item>
          <text:list>
            <text:list-item>
              <text:p text:style-name="P8">The total amount of genes in a species</text:p>
            </text:list-item>
          </text:list>
        </text:list-item>
      </text:list>
      <text:list xml:id="list150136395060580" text:continue-list="list1219890431" text:style-name="L1">
        <text:list-item>
          <text:p text:style-name="P6">Micro-evolution</text:p>
        </text:list-item>
      </text:list>
      <text:list xml:id="list78708379" text:style-name="L3">
        <text:list-item>
          <text:list>
            <text:list-item>
              <text:p text:style-name="P7">Evolution that occurs on smaller scales in terms of time and a smaller population</text:p>
            </text:list-item>
            <text:list-item>
              <text:p text:style-name="P9">Caused by mutation.</text:p>
              <text:list>
                <text:list-item>
                  <text:p text:style-name="P9">Polymorphism is when two or more distinct phenotypes happen across one species. Don’t make a species more or less fit.</text:p>
                </text:list-item>
                <text:list-item>
                  <text:p text:style-name="P9">Mutations can be harmful or beneficial, Some can even start off harmful and then become beneficial, depending on the environment.</text:p>
                </text:list-item>
              </text:list>
            </text:list-item>
          </text:list>
        </text:list-item>
      </text:list>
      <text:list xml:id="list150136834165044" text:continue-list="list150136395060580" text:style-name="L1">
        <text:list-item>
          <text:p text:style-name="P6">Gene Flow</text:p>
        </text:list-item>
      </text:list>
      <text:list xml:id="list3738163251" text:style-name="L4">
        <text:list-item>
          <text:list>
            <text:list-item>
              <text:p text:style-name="P10">Movement of alleles among populations. Increases variation, and can prevent speciation from happening. This happens because of <text:span text:style-name="T1">natural selection</text:span>.</text:p>
            </text:list-item>
            <text:list-item>
              <text:p text:style-name="P10">Genetic drift – Changes in allele frequencies due to <text:span text:style-name="T1">chance</text:span>, without a driving factor in natural selection. </text:p>
            </text:list-item>
          </text:list>
        </text:list-item>
      </text:list>
      <text:list xml:id="list150136404287474" text:continue-list="list150136834165044" text:style-name="L1">
        <text:list-item>
          <text:p text:style-name="P6">Founder’s effect</text:p>
        </text:list-item>
      </text:list>
      <text:list xml:id="list3878500454" text:style-name="L5">
        <text:list-item>
          <text:list>
            <text:list-item>
              <text:p text:style-name="P12">The founder effect is an example of genetic drift where rare alleles or combinations occur in higher frequency in a population isolated from the general population.</text:p>
            </text:list-item>
          </text:list>
        </text:list-item>
      </text:list>
      <text:list xml:id="list150135842300930" text:continue-list="list150136404287474" text:style-name="L1">
        <text:list-item>
          <text:p text:style-name="P6">Bottleneck effect</text:p>
        </text:list-item>
      </text:list>
      <text:list xml:id="list3402393236" text:style-name="L6">
        <text:list-item>
          <text:list>
            <text:list-item>
              <text:p text:style-name="P11">Caused by a severe reduction in population , reducing the diversity of the general population.</text:p>
            </text:list-item>
          </text:list>
        </text:list-item>
      </text:list>
      <text:p text:style-name="P1"/>
      <text:p text:style-name="P2">Directional selection – One phenotype is preferred over another type. Causes a shift in the general population towards the trait that is more fit.</text:p>
      <text:p text:style-name="P14"/>
      <text:p text:style-name="P3">Stabilizing selection – Occurs when extreme phenotypes are eliminated and the intermediate phenotype is favored.</text:p>
      <text:p text:style-name="P3"/>
      <text:p text:style-name="P3">Disruptive Selection – Occurs when extreme phenotypes are favored, and then can lead to more than one distinct form. This type of natural pressure can lead to a speciation event.</text:p>
      <text:p text:style-name="P5"/>
      <text:p text:style-name="P5">Hardy-Weinberg principle:</text:p>
      <text:p text:style-name="P4">Allele frequencies in a population should remain constant unless one or more factors causes those frequencies to change.</text:p>
      <text:p text:style-name="P4"/>
      <text:p text:style-name="P4">This principle predicts that 5 conditions can disturb genetic equilibrium and cause evolution to occur:</text:p>
      <text:list xml:id="list1728551368" text:style-name="L7">
        <text:list-item>
          <text:p text:style-name="P13">Nonrandom mating (Sexual Selection)</text:p>
        </text:list-item>
        <text:list-item>
          <text:p text:style-name="P13">Small population size</text:p>
        </text:list-item>
        <text:list-item>
          <text:p text:style-name="P13">Gene flow from immigration or emigration</text:p>
        </text:list-item>
        <text:list-item>
          <text:p text:style-name="P13">Mutations</text:p>
        </text:list-item>
        <text:list-item>
          <text:p text:style-name="P13">Natural selection</text:p>
        </text:list-item>
      </text:list>
      <text:p text:style-name="P4"/>
      <text:p text:style-name="P4"><text:soft-page-break/>The formula is : p<text:span text:style-name="T2">2</text:span><text:span text:style-name="T3"> + pq + q</text:span><text:span text:style-name="T2">2</text:span><text:span text:style-name="T3"> = 1 </text:span><text:span text:style-name="T4">for phenotype, and p + q = 1 for genotype </text:span><text:span text:style-name="T5">probabilit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5:12:01.431523627</meta:creation-date>
    <dc:date>2023-04-20T15:01:35.632020929</dc:date>
    <meta:editing-duration>PT23H35M2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78" meta:character-count="2317" meta:non-whitespace-character-count="1983"/>
  </office:meta>
</office:document-meta>
</file>